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7F5DEF99315C939C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12cm" fo:min-width="6.018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87cm" fo:min-width="4.79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809cm" fo:min-width="10.95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809cm" fo:min-width="10.52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5983b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e8a20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1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12" style:family="graphic" style:parent-style-name="standard">
      <style:graphic-properties draw:stroke="none" svg:stroke-color="#000000" draw:fill="none" draw:fill-color="#ffffff" fo:min-height="1.695cm"/>
      <style:paragraph-properties style:writing-mode="lr-tb"/>
    </style:style>
    <style:style style:name="gr13" style:family="graphic" style:parent-style-name="standard">
      <style:graphic-properties svg:stroke-width="0.053cm" svg:stroke-color="#ff860d" draw:marker-start-width="0.28cm" draw:marker-end-width="0.28cm" draw:fill="none" draw:textarea-horizontal-align="justify" draw:textarea-vertical-align="middle" draw:auto-grow-height="false" fo:min-height="1.274cm" fo:min-width="1.151cm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fo:min-height="2.542cm"/>
      <style:paragraph-properties style:writing-mode="lr-tb"/>
    </style:style>
    <style:style style:name="gr15" style:family="graphic" style:parent-style-name="objectwithoutfill">
      <style:graphic-properties svg:stroke-width="0.053cm" svg:stroke-color="#ff860d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svg:stroke-width="0.053cm" svg:stroke-color="#ff860d" draw:marker-start-width="0.28cm" draw:marker-end-width="0.28cm" draw:fill="none" draw:textarea-horizontal-align="justify" draw:textarea-vertical-align="middle" draw:auto-grow-height="false" fo:min-height="1.22cm" fo:min-width="0.716cm" fo:padding-top="0.152cm" fo:padding-bottom="0.152cm" fo:padding-left="0.277cm" fo:padding-right="0.277cm"/>
    </style:style>
    <style:style style:name="gr17" style:family="graphic" style:parent-style-name="objectwithoutfill">
      <style:graphic-properties svg:stroke-width="0.053cm" svg:stroke-color="#ff860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5983b0" style:font-name="LM Mono 121" fo:font-size="15pt"/>
    </style:style>
    <style:style style:name="P5" style:family="paragraph">
      <loext:graphic-properties draw:fill="none" draw:fill-color="#ffffff"/>
      <style:paragraph-properties style:writing-mode="lr-tb"/>
      <style:text-properties fo:color="#00a933" style:font-name="LM Mono 121" fo:font-size="15pt"/>
    </style:style>
    <style:style style:name="P6" style:family="paragraph">
      <style:text-properties fo:color="#e8a202"/>
    </style:style>
    <style:style style:name="P7" style:family="paragraph">
      <loext:graphic-properties draw:fill="none" draw:fill-color="#ffffff"/>
      <style:paragraph-properties style:writing-mode="lr-tb"/>
      <style:text-properties fo:color="#e8a202" style:font-name="LM Mono 121" fo:font-size="15pt"/>
    </style:style>
    <style:style style:name="P8" style:family="paragraph">
      <loext:graphic-properties draw:fill="none" draw:fill-color="#ffffff"/>
      <style:paragraph-properties style:writing-mode="lr-tb"/>
      <style:text-properties fo:color="#ff4000" style:font-name="LM Mono 121" fo:font-size="15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5983b0" style:font-name="LM Mono 121" fo:font-size="15pt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00a933" style:font-name="LM Mono 121" fo:font-size="15pt"/>
    </style:style>
    <style:style style:name="P12" style:family="paragraph">
      <style:paragraph-properties fo:text-align="end"/>
      <style:text-properties fo:color="#e8a202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e8a202" style:font-name="LM Mono 121" fo:font-size="15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ff4000" style:font-name="LM Mono 121" fo:font-size="15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M Mono 121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LM Mono 121"/>
    </style:style>
    <style:style style:name="T1" style:family="text">
      <style:text-properties fo:color="#5983b0" style:font-name="LM Mono 121" fo:font-size="15pt"/>
    </style:style>
    <style:style style:name="T2" style:family="text">
      <style:text-properties fo:color="#00a933" style:font-name="LM Mono 121" fo:font-size="15pt"/>
    </style:style>
    <style:style style:name="T3" style:family="text">
      <style:text-properties style:font-name="LM Mono 121" fo:font-size="15pt"/>
    </style:style>
    <style:style style:name="T4" style:family="text">
      <style:text-properties fo:color="#ff4000" style:font-name="LM Mono 121" fo:font-size="15pt"/>
    </style:style>
    <style:style style:name="T5" style:family="text">
      <style:text-properties style:font-name="LM Mono 1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3.048cm" svg:x="0.746cm" svg:y="8.49cm">
          <text:p/>
          <draw:enhanced-geometry svg:viewBox="0 0 21600 21600" draw:path-stretchpoint-x="10800" draw:path-stretchpoint-y="10800" draw:text-areas="?f3 ?f4 ?f5 ?f6" draw:type="round-rectangle" draw:modifiers="1061.7511520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38cm" svg:height="2.921cm" svg:x="19.78cm" svg:y="13.443cm">
          <text:p/>
          <draw:enhanced-geometry svg:viewBox="0 0 21600 21600" draw:path-stretchpoint-x="10800" draw:path-stretchpoint-y="10800" draw:text-areas="?f3 ?f4 ?f5 ?f6" draw:type="round-rectangle" draw:modifiers="1061.7511520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1.603cm" svg:height="5.207cm" svg:x="15.97cm" svg:y="1.124cm">
          <text:p/>
          <draw:enhanced-geometry svg:viewBox="0 0 21600 21600" draw:path-stretchpoint-x="10800" draw:path-stretchpoint-y="10800" draw:text-areas="?f3 ?f4 ?f5 ?f6" draw:type="round-rectangle" draw:modifiers="1061.7511520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176cm" svg:height="5.207cm" svg:x="3.443cm" svg:y="1.124cm">
          <text:p/>
          <draw:enhanced-geometry svg:viewBox="0 0 21600 21600" draw:path-stretchpoint-x="10800" draw:path-stretchpoint-y="10800" draw:text-areas="?f3 ?f4 ?f5 ?f6" draw:type="round-rectangle" draw:modifiers="1061.7511520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9.642cm" svg:height="9.403cm" svg:x="5.772cm" svg:y="4.823cm">
          <draw:image xlink:href="Pictures/10000201000003200000017F5DEF99315C939C99.png" xlink:type="simple" xlink:show="embed" xlink:actuate="onLoad" loext:mime-type="image/png">
            <text:p/>
          </draw:image>
        </draw:frame>
        <draw:line draw:style-name="gr6" draw:text-style-name="P3" draw:layer="layout" svg:x1="17.576cm" svg:y1="5.991cm" svg:x2="17.576cm" svg:y2="4.426cm">
          <text:p/>
        </draw:line>
        <draw:line draw:style-name="gr7" draw:text-style-name="P3" draw:layer="layout" svg:x1="17.23cm" svg:y1="5.991cm" svg:x2="17.23cm" svg:y2="3.742cm">
          <text:p/>
        </draw:line>
        <draw:line draw:style-name="gr8" draw:text-style-name="P3" draw:layer="layout" svg:x1="16.862cm" svg:y1="5.991cm" svg:x2="16.862cm" svg:y2="3.098cm">
          <text:p/>
        </draw:line>
        <draw:line draw:style-name="gr9" draw:text-style-name="P3" draw:layer="layout" svg:x1="16.511cm" svg:y1="5.991cm" svg:x2="16.511cm" svg:y2="2.394cm">
          <text:p/>
        </draw:line>
        <draw:frame draw:style-name="gr10" draw:text-style-name="P4" draw:layer="layout" svg:width="4.858cm" svg:height="0.954cm" svg:x="17.254cm" svg:y="3.691cm">
          <draw:text-box>
            <text:p><text:span text:style-name="T1">P0.05 (UART_RTS)</text:span></text:p>
          </draw:text-box>
        </draw:frame>
        <draw:frame draw:style-name="gr10" draw:text-style-name="P5" draw:layer="layout" svg:width="4.689cm" svg:height="0.954cm" svg:x="16.915cm" svg:y="2.986cm">
          <draw:text-box>
            <text:p><text:span text:style-name="T2">P0.06 (UART_TX)</text:span></text:p>
          </draw:text-box>
        </draw:frame>
        <draw:frame draw:style-name="gr10" draw:text-style-name="P7" draw:layer="layout" svg:width="4.932cm" svg:height="0.954cm" svg:x="16.545cm" svg:y="2.304cm">
          <draw:text-box>
            <text:p text:style-name="P6"><text:span text:style-name="T3">P0.07 (UART_CTS)</text:span></text:p>
          </draw:text-box>
        </draw:frame>
        <draw:frame draw:style-name="gr10" draw:text-style-name="P8" draw:layer="layout" svg:width="4.638cm" svg:height="0.954cm" svg:x="16.204cm" svg:y="1.584cm">
          <draw:text-box>
            <text:p><text:span text:style-name="T4">P0.08 (UART_RX)</text:span></text:p>
          </draw:text-box>
        </draw:frame>
        <draw:line draw:style-name="gr6" draw:text-style-name="P3" draw:layer="layout" svg:x1="13.902cm" svg:y1="6.021cm" svg:x2="13.902cm" svg:y2="2.394cm">
          <text:p/>
        </draw:line>
        <draw:line draw:style-name="gr7" draw:text-style-name="P3" draw:layer="layout" svg:x1="13.556cm" svg:y1="6.021cm" svg:x2="13.556cm" svg:y2="3.156cm">
          <text:p/>
        </draw:line>
        <draw:line draw:style-name="gr8" draw:text-style-name="P3" draw:layer="layout" svg:x1="13.188cm" svg:y1="6.021cm" svg:x2="13.188cm" svg:y2="3.791cm">
          <text:p/>
        </draw:line>
        <draw:line draw:style-name="gr9" draw:text-style-name="P3" draw:layer="layout" svg:x1="12.837cm" svg:y1="6.021cm" svg:x2="12.837cm" svg:y2="4.426cm">
          <text:p/>
        </draw:line>
        <draw:frame draw:style-name="gr10" draw:text-style-name="P10" draw:layer="layout" svg:width="4.888cm" svg:height="0.954cm" svg:x="9.412cm" svg:y="1.584cm">
          <draw:text-box>
            <text:p text:style-name="P9"><text:span text:style-name="T1">P1.04 (UART_RTS)</text:span></text:p>
          </draw:text-box>
        </draw:frame>
        <draw:frame draw:style-name="gr10" draw:text-style-name="P11" draw:layer="layout" svg:width="4.572cm" svg:height="0.954cm" svg:x="9.412cm" svg:y="2.304cm">
          <draw:text-box>
            <text:p text:style-name="P9"><text:span text:style-name="T2">P1.05 (UART_TX)</text:span></text:p>
          </draw:text-box>
        </draw:frame>
        <draw:frame draw:style-name="gr10" draw:text-style-name="P13" draw:layer="layout" svg:width="4.953cm" svg:height="0.954cm" svg:x="8.65cm" svg:y="2.986cm">
          <draw:text-box>
            <text:p text:style-name="P12"><text:span text:style-name="T3">P1.06 (UART_CTS)</text:span></text:p>
          </draw:text-box>
        </draw:frame>
        <draw:frame draw:style-name="gr10" draw:text-style-name="P14" draw:layer="layout" svg:width="4.572cm" svg:height="0.954cm" svg:x="8.65cm" svg:y="3.691cm">
          <draw:text-box>
            <text:p text:style-name="P9"><text:span text:style-name="T4">P1.07 (UART_RX)</text:span></text:p>
          </draw:text-box>
        </draw:frame>
        <draw:custom-shape draw:style-name="gr11" draw:text-style-name="P2" draw:layer="layout" svg:width="0.254cm" svg:height="2.54cm" svg:x="8.269cm" svg:y="1.886cm">
          <text:p/>
          <draw:enhanced-geometry svg:viewBox="0 0 21600 21600" draw:glue-points="21600 0 0 10800 21600 21600" draw:text-areas="13800 ?f9 21600 ?f10" draw:type="left-brace" draw:modifiers="1027.5154004106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4.826cm" svg:height="1.945cm" svg:x="3.316cm" svg:y="2.14cm">
          <draw:text-box>
            <text:p text:style-name="P15"><text:span text:style-name="T5">Alternative</text:span></text:p>
            <text:p text:style-name="P15"><text:span text:style-name="T5">Configuration</text:span></text:p>
          </draw:text-box>
        </draw:frame>
        <draw:custom-shape draw:style-name="gr11" draw:text-style-name="P2" draw:layer="layout" svg:width="0.254cm" svg:height="2.54cm" svg:x="22.112cm" svg:y="1.886cm">
          <text:p/>
          <draw:enhanced-geometry svg:viewBox="0 0 21600 21600" draw:mirror-horizontal="true" draw:glue-points="21600 0 0 10800 21600 21600" draw:text-areas="13800 ?f9 21600 ?f10" draw:type="left-brace" draw:modifiers="1027.5154004106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4.953cm" svg:height="1.945cm" svg:x="22.62cm" svg:y="2.227cm">
          <draw:text-box>
            <text:p text:style-name="P15"><text:span text:style-name="T5">Default</text:span></text:p>
            <text:p text:style-name="P15"><text:span text:style-name="T5">Configuration</text:span></text:p>
          </draw:text-box>
        </draw:frame>
        <draw:custom-shape draw:style-name="gr13" draw:text-style-name="P2" draw:layer="layout" svg:width="1.651cm" svg:height="1.524cm" svg:x="20.207cm" svg:y="11.284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826cm" svg:height="2.792cm" svg:x="0.776cm" svg:y="8.617cm">
          <draw:text-box>
            <text:p text:style-name="P15"><text:span text:style-name="T5">Default</text:span></text:p>
            <text:p text:style-name="P15"><text:span text:style-name="T5">Configuration <text:s/>(as VCOM)</text:span></text:p>
          </draw:text-box>
        </draw:frame>
        <draw:frame draw:style-name="gr12" draw:text-style-name="P18" draw:layer="layout" svg:width="4.899cm" svg:height="1.945cm" svg:x="20.134cm" svg:y="14.21cm">
          <draw:text-box>
            <text:p text:style-name="P17"><text:span text:style-name="T5">Configuration</text:span></text:p>
            <text:p text:style-name="P17"><text:span text:style-name="T5">Selection</text:span></text:p>
          </draw:text-box>
        </draw:frame>
        <draw:line draw:style-name="gr15" draw:text-style-name="P3" draw:layer="layout" svg:x1="20.207cm" svg:y1="12.808cm" svg:x2="20.207cm" svg:y2="15.856cm">
          <text:p/>
        </draw:line>
        <draw:custom-shape draw:style-name="gr16" draw:text-style-name="P2" draw:layer="layout" svg:width="1.27cm" svg:height="1.524cm" svg:x="5.729cm" svg:y="8.74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856cm" svg:y1="8.744cm" svg:x2="1cm" svg:y2="8.74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5:25:11.909228487</meta:creation-date>
    <dc:date>2021-09-17T15:51:38.310055387</dc:date>
    <meta:editing-duration>PT23M19S</meta:editing-duration>
    <meta:editing-cycles>3</meta:editing-cycles>
    <meta:generator>LibreOffice/6.4.7.2$Linux_X86_64 LibreOffice_project/40$Build-2</meta:generator>
    <meta:document-statistic meta:object-count="31"/>
  </office:meta>
</office:document-meta>
</file>